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eac2d" officeooo:paragraph-rsid="0012bf12" style:font-size-asian="2pt" style:font-size-complex="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CCCTGTGAAGCTCATGAGGGCAAAACTTCCGAGCTTTGAGCCTAAATGCGTTTTAATATAGACGTAGTCATTTATCACATTCTCATTAATTTCCAGATATCTCATTAAGGCTAACTCAAAACTCAGGACTATAGCATCTTGACTTGCATCAAAAGCTTCATAGTCAGATTCTGTGCAAACCCCTTCAAACTTTTGCTTCATAACCCACTCATTAAGATCGTCAATGTTCTTGCAGGAGTGTATATAAAAGTTCTTGGGTAGAGCCTCATTTAGTTTTTTTTCAATATATCTCATTGCTGGTGCGAATCTACATAAGACTGCATGGTGAAAACACGCAAACGTTTGCCCCGCCTTG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58:08.205526048</meta:creation-date>
    <dc:date>2019-03-29T15:58:28.175675816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